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fill="solid" draw:fill-color="#eeeee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2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4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 draw:shadow="hidden"/>
    </style:style>
    <style:style style:name="gr5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6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7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8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9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0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1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2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3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4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5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6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7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8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19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0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1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2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3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4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5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6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7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8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29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0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1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2" style:family="graphic" style:parent-style-name="standard" style:list-style-name="L2">
      <style:graphic-properties draw:stroke="solid" svg:stroke-width="0.051cm" svg:stroke-color="#000000" draw:marker-start="" draw:marker-start-width="0.376cm" draw:marker-start-center="false" draw:marker-end="" draw:marker-end-width="0.376cm" draw:marker-end-center="false" draw:fill="none" draw:fill-color="#99ccff" draw:textarea-horizontal-align="center" draw:textarea-vertical-align="middle" fo:padding-top="0.15cm" fo:padding-bottom="0.15cm" fo:padding-left="0.275cm" fo:padding-right="0.275cm" draw:shadow="hidden" draw:shadow-offset-x="0.3cm" draw:shadow-offset-y="0.3cm" draw:shadow-color="#808080"/>
    </style:style>
    <style:style style:name="gr33" style:family="graphic" style:parent-style-name="objectwithoutfill">
      <style:graphic-properties svg:stroke-width="0.051cm" svg:stroke-color="#000000" draw:fill="none" draw:textarea-vertical-align="middle" fo:padding-top="0.15cm" fo:padding-bottom="0.15cm" fo:padding-left="0.275cm" fo:padding-right="0.275cm" draw:shadow="hidden"/>
    </style:style>
    <style:style style:name="gr34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.399cm" fo:min-width="0cm" fo:padding-top="0.15cm" fo:padding-bottom="0.15cm" fo:padding-left="0.275cm" fo:padding-right="0.275cm" draw:shadow="hidden"/>
    </style:style>
    <style:style style:name="gr35" style:family="graphic" style:parent-style-name="standard">
      <style:graphic-properties draw:stroke="none" svg:stroke-width="0.051cm" svg:stroke-color="#000000" draw:fill="none" draw:fill-color="#ffffff" draw:textarea-horizontal-align="left" draw:auto-grow-height="true" draw:auto-grow-width="true" fo:min-height="0cm" fo:min-width="0cm" fo:padding-top="0.15cm" fo:padding-bottom="0.15cm" fo:padding-left="0.275cm" fo:padding-right="0.275cm" draw:shadow="hidden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16cm" svg:height="1.27cm" draw:transform="rotate (1.5707963267949) translate (8.763cm 13.843cm)">
          <text:p text:style-name="P1">Main Power Bu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10.16cm" svg:height="1.27cm" draw:transform="rotate (1.5707963267949) translate (8.763cm 25.654cm)">
          <text:p text:style-name="P1">Endurance Bu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g>
            <draw:path draw:style-name="gr2" draw:text-style-name="P2" draw:layer="layout" svg:width="0.634cm" svg:height="0.214cm" svg:x="10.288cm" svg:y="4.191cm" svg:viewBox="0 0 635 215" svg:d="M0 215c318-484 635 0 635 0">
              <text:p/>
            </draw:path>
            <draw:path draw:style-name="gr3" draw:text-style-name="P2" draw:layer="layout" svg:width="0.634cm" svg:height="0.214cm" svg:x="10.923cm" svg:y="4.40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4.2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4.2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5" draw:text-style-name="P2" draw:layer="layout" svg:width="0.634cm" svg:height="0.214cm" svg:x="10.288cm" svg:y="5.461cm" svg:viewBox="0 0 635 215" svg:d="M0 215c318-484 635 0 635 0">
              <text:p/>
            </draw:path>
            <draw:path draw:style-name="gr6" draw:text-style-name="P2" draw:layer="layout" svg:width="0.634cm" svg:height="0.214cm" svg:x="10.923cm" svg:y="5.67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5.5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5.5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7" draw:text-style-name="P2" draw:layer="layout" svg:width="0.634cm" svg:height="0.214cm" svg:x="10.288cm" svg:y="6.731cm" svg:viewBox="0 0 635 215" svg:d="M0 215c318-484 635 0 635 0">
              <text:p/>
            </draw:path>
            <draw:path draw:style-name="gr8" draw:text-style-name="P2" draw:layer="layout" svg:width="0.634cm" svg:height="0.214cm" svg:x="10.923cm" svg:y="6.94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6.8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6.8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9" draw:text-style-name="P2" draw:layer="layout" svg:width="0.634cm" svg:height="0.214cm" svg:x="10.288cm" svg:y="8.001cm" svg:viewBox="0 0 635 215" svg:d="M0 215c318-484 635 0 635 0">
              <text:p/>
            </draw:path>
            <draw:path draw:style-name="gr10" draw:text-style-name="P2" draw:layer="layout" svg:width="0.634cm" svg:height="0.214cm" svg:x="10.923cm" svg:y="8.21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8.0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8.0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1" draw:text-style-name="P2" draw:layer="layout" svg:width="0.634cm" svg:height="0.214cm" svg:x="10.288cm" svg:y="9.271cm" svg:viewBox="0 0 635 215" svg:d="M0 215c318-484 635 0 635 0">
              <text:p/>
            </draw:path>
            <draw:path draw:style-name="gr12" draw:text-style-name="P2" draw:layer="layout" svg:width="0.634cm" svg:height="0.214cm" svg:x="10.923cm" svg:y="9.48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9.3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9.3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3" draw:text-style-name="P2" draw:layer="layout" svg:width="0.634cm" svg:height="0.214cm" svg:x="10.288cm" svg:y="10.541cm" svg:viewBox="0 0 635 215" svg:d="M0 215c318-484 635 0 635 0">
              <text:p/>
            </draw:path>
            <draw:path draw:style-name="gr14" draw:text-style-name="P2" draw:layer="layout" svg:width="0.634cm" svg:height="0.214cm" svg:x="10.923cm" svg:y="10.75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0.6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0.62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5" draw:text-style-name="P2" draw:layer="layout" svg:width="0.634cm" svg:height="0.214cm" svg:x="10.288cm" svg:y="11.811cm" svg:viewBox="0 0 635 215" svg:d="M0 215c318-484 635 0 635 0">
              <text:p/>
            </draw:path>
            <draw:path draw:style-name="gr16" draw:text-style-name="P2" draw:layer="layout" svg:width="0.634cm" svg:height="0.214cm" svg:x="10.923cm" svg:y="12.02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1.8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1.89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7" draw:text-style-name="P2" draw:layer="layout" svg:width="0.634cm" svg:height="0.214cm" svg:x="10.288cm" svg:y="13.081cm" svg:viewBox="0 0 635 215" svg:d="M0 215c318-484 635 0 635 0">
              <text:p/>
            </draw:path>
            <draw:path draw:style-name="gr18" draw:text-style-name="P2" draw:layer="layout" svg:width="0.634cm" svg:height="0.214cm" svg:x="10.923cm" svg:y="13.29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3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3.16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19" draw:text-style-name="P2" draw:layer="layout" svg:width="0.634cm" svg:height="0.214cm" svg:x="10.288cm" svg:y="16.451cm" svg:viewBox="0 0 635 215" svg:d="M0 215c318-484 635 0 635 0">
              <text:p/>
            </draw:path>
            <draw:path draw:style-name="gr20" draw:text-style-name="P2" draw:layer="layout" svg:width="0.634cm" svg:height="0.214cm" svg:x="10.923cm" svg:y="16.66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6.5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6.53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21" draw:text-style-name="P2" draw:layer="layout" svg:width="0.634cm" svg:height="0.214cm" svg:x="10.288cm" svg:y="17.721cm" svg:viewBox="0 0 635 215" svg:d="M0 215c318-484 635 0 635 0">
              <text:p/>
            </draw:path>
            <draw:path draw:style-name="gr22" draw:text-style-name="P2" draw:layer="layout" svg:width="0.634cm" svg:height="0.214cm" svg:x="10.923cm" svg:y="17.93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7.8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7.80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23" draw:text-style-name="P2" draw:layer="layout" svg:width="0.634cm" svg:height="0.214cm" svg:x="10.288cm" svg:y="18.991cm" svg:viewBox="0 0 635 215" svg:d="M0 215c318-484 635 0 635 0">
              <text:p/>
            </draw:path>
            <draw:path draw:style-name="gr24" draw:text-style-name="P2" draw:layer="layout" svg:width="0.634cm" svg:height="0.214cm" svg:x="10.923cm" svg:y="19.20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19.0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19.07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25" draw:text-style-name="P2" draw:layer="layout" svg:width="0.634cm" svg:height="0.214cm" svg:x="10.288cm" svg:y="20.261cm" svg:viewBox="0 0 635 215" svg:d="M0 215c318-484 635 0 635 0">
              <text:p/>
            </draw:path>
            <draw:path draw:style-name="gr26" draw:text-style-name="P2" draw:layer="layout" svg:width="0.634cm" svg:height="0.214cm" svg:x="10.923cm" svg:y="20.47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20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20.34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27" draw:text-style-name="P2" draw:layer="layout" svg:width="0.634cm" svg:height="0.214cm" svg:x="10.288cm" svg:y="21.531cm" svg:viewBox="0 0 635 215" svg:d="M0 215c318-484 635 0 635 0">
              <text:p/>
            </draw:path>
            <draw:path draw:style-name="gr28" draw:text-style-name="P2" draw:layer="layout" svg:width="0.634cm" svg:height="0.214cm" svg:x="10.923cm" svg:y="21.74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21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21.61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29" draw:text-style-name="P2" draw:layer="layout" svg:width="0.634cm" svg:height="0.214cm" svg:x="10.288cm" svg:y="22.801cm" svg:viewBox="0 0 635 215" svg:d="M0 215c318-484 635 0 635 0">
              <text:p/>
            </draw:path>
            <draw:path draw:style-name="gr30" draw:text-style-name="P2" draw:layer="layout" svg:width="0.634cm" svg:height="0.214cm" svg:x="10.923cm" svg:y="23.01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22.88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22.88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path draw:style-name="gr31" draw:text-style-name="P2" draw:layer="layout" svg:width="0.634cm" svg:height="0.214cm" svg:x="10.288cm" svg:y="24.071cm" svg:viewBox="0 0 635 215" svg:d="M0 215c318-484 635 0 635 0">
              <text:p/>
            </draw:path>
            <draw:path draw:style-name="gr32" draw:text-style-name="P2" draw:layer="layout" svg:width="0.634cm" svg:height="0.214cm" svg:x="10.923cm" svg:y="24.287cm" svg:viewBox="0 0 635 215" svg:d="M0 0c318 483 635 0 635 0">
              <text:p/>
            </draw:path>
          </draw:g>
          <draw:custom-shape draw:style-name="gr4" draw:text-style-name="P1" draw:layer="layout" svg:width="0.254cm" svg:height="0.254cm" svg:x="10.031cm" svg:y="24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1" draw:layer="layout" svg:width="0.254cm" svg:height="0.254cm" svg:x="11.557cm" svg:y="24.159cm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</draw:g>
        <draw:g>
          <draw:g>
            <draw:line draw:style-name="gr33" draw:text-style-name="P1" draw:layer="layout" svg:x1="11.831cm" svg:y1="4.391cm" svg:x2="13.101cm" svg:y2="4.391cm">
              <text:p/>
            </draw:line>
            <draw:line draw:style-name="gr33" draw:text-style-name="P1" draw:layer="layout" svg:x1="12.593cm" svg:y1="3.883cm" svg:x2="13.101cm" svg:y2="4.391cm">
              <text:p/>
            </draw:line>
            <draw:line draw:style-name="gr33" draw:text-style-name="P1" draw:layer="layout" svg:x1="12.593cm" svg:y1="4.899cm" svg:x2="13.101cm" svg:y2="4.391cm">
              <text:p/>
            </draw:line>
          </draw:g>
          <draw:g>
            <draw:line draw:style-name="gr33" draw:text-style-name="P1" draw:layer="layout" svg:x1="13.355cm" svg:y1="4.391cm" svg:x2="14.625cm" svg:y2="4.391cm">
              <text:p/>
            </draw:line>
            <draw:line draw:style-name="gr33" draw:text-style-name="P1" draw:layer="layout" svg:x1="12.847cm" svg:y1="3.883cm" svg:x2="13.355cm" svg:y2="4.391cm">
              <text:p/>
            </draw:line>
            <draw:line draw:style-name="gr33" draw:text-style-name="P1" draw:layer="layout" svg:x1="12.847cm" svg:y1="4.899cm" svg:x2="13.355cm" svg:y2="4.391cm">
              <text:p/>
            </draw:line>
          </draw:g>
        </draw:g>
        <draw:g>
          <draw:g>
            <draw:line draw:style-name="gr33" draw:text-style-name="P1" draw:layer="layout" svg:x1="11.831cm" svg:y1="5.661cm" svg:x2="13.101cm" svg:y2="5.661cm">
              <text:p/>
            </draw:line>
            <draw:line draw:style-name="gr33" draw:text-style-name="P1" draw:layer="layout" svg:x1="12.593cm" svg:y1="5.153cm" svg:x2="13.101cm" svg:y2="5.661cm">
              <text:p/>
            </draw:line>
            <draw:line draw:style-name="gr33" draw:text-style-name="P1" draw:layer="layout" svg:x1="12.593cm" svg:y1="6.169cm" svg:x2="13.101cm" svg:y2="5.661cm">
              <text:p/>
            </draw:line>
          </draw:g>
          <draw:g>
            <draw:line draw:style-name="gr33" draw:text-style-name="P1" draw:layer="layout" svg:x1="13.355cm" svg:y1="5.661cm" svg:x2="14.625cm" svg:y2="5.661cm">
              <text:p/>
            </draw:line>
            <draw:line draw:style-name="gr33" draw:text-style-name="P1" draw:layer="layout" svg:x1="12.847cm" svg:y1="5.153cm" svg:x2="13.355cm" svg:y2="5.661cm">
              <text:p/>
            </draw:line>
            <draw:line draw:style-name="gr33" draw:text-style-name="P1" draw:layer="layout" svg:x1="12.847cm" svg:y1="6.169cm" svg:x2="13.355cm" svg:y2="5.661cm">
              <text:p/>
            </draw:line>
          </draw:g>
        </draw:g>
        <draw:g>
          <draw:g>
            <draw:line draw:style-name="gr33" draw:text-style-name="P1" draw:layer="layout" svg:x1="11.831cm" svg:y1="6.931cm" svg:x2="13.101cm" svg:y2="6.931cm">
              <text:p/>
            </draw:line>
            <draw:line draw:style-name="gr33" draw:text-style-name="P1" draw:layer="layout" svg:x1="12.593cm" svg:y1="6.423cm" svg:x2="13.101cm" svg:y2="6.931cm">
              <text:p/>
            </draw:line>
            <draw:line draw:style-name="gr33" draw:text-style-name="P1" draw:layer="layout" svg:x1="12.593cm" svg:y1="7.439cm" svg:x2="13.101cm" svg:y2="6.931cm">
              <text:p/>
            </draw:line>
          </draw:g>
          <draw:g>
            <draw:line draw:style-name="gr33" draw:text-style-name="P1" draw:layer="layout" svg:x1="13.355cm" svg:y1="6.931cm" svg:x2="14.625cm" svg:y2="6.931cm">
              <text:p/>
            </draw:line>
            <draw:line draw:style-name="gr33" draw:text-style-name="P1" draw:layer="layout" svg:x1="12.847cm" svg:y1="6.423cm" svg:x2="13.355cm" svg:y2="6.931cm">
              <text:p/>
            </draw:line>
            <draw:line draw:style-name="gr33" draw:text-style-name="P1" draw:layer="layout" svg:x1="12.847cm" svg:y1="7.439cm" svg:x2="13.355cm" svg:y2="6.931cm">
              <text:p/>
            </draw:line>
          </draw:g>
        </draw:g>
        <draw:g>
          <draw:g>
            <draw:line draw:style-name="gr33" draw:text-style-name="P1" draw:layer="layout" svg:x1="11.831cm" svg:y1="8.201cm" svg:x2="13.101cm" svg:y2="8.201cm">
              <text:p/>
            </draw:line>
            <draw:line draw:style-name="gr33" draw:text-style-name="P1" draw:layer="layout" svg:x1="12.593cm" svg:y1="7.693cm" svg:x2="13.101cm" svg:y2="8.201cm">
              <text:p/>
            </draw:line>
            <draw:line draw:style-name="gr33" draw:text-style-name="P1" draw:layer="layout" svg:x1="12.593cm" svg:y1="8.709cm" svg:x2="13.101cm" svg:y2="8.201cm">
              <text:p/>
            </draw:line>
          </draw:g>
          <draw:g>
            <draw:line draw:style-name="gr33" draw:text-style-name="P1" draw:layer="layout" svg:x1="13.355cm" svg:y1="8.201cm" svg:x2="14.625cm" svg:y2="8.201cm">
              <text:p/>
            </draw:line>
            <draw:line draw:style-name="gr33" draw:text-style-name="P1" draw:layer="layout" svg:x1="12.847cm" svg:y1="7.693cm" svg:x2="13.355cm" svg:y2="8.201cm">
              <text:p/>
            </draw:line>
            <draw:line draw:style-name="gr33" draw:text-style-name="P1" draw:layer="layout" svg:x1="12.847cm" svg:y1="8.709cm" svg:x2="13.355cm" svg:y2="8.201cm">
              <text:p/>
            </draw:line>
          </draw:g>
        </draw:g>
        <draw:g>
          <draw:g>
            <draw:line draw:style-name="gr33" draw:text-style-name="P1" draw:layer="layout" svg:x1="11.831cm" svg:y1="9.471cm" svg:x2="13.101cm" svg:y2="9.471cm">
              <text:p/>
            </draw:line>
            <draw:line draw:style-name="gr33" draw:text-style-name="P1" draw:layer="layout" svg:x1="12.593cm" svg:y1="8.963cm" svg:x2="13.101cm" svg:y2="9.471cm">
              <text:p/>
            </draw:line>
            <draw:line draw:style-name="gr33" draw:text-style-name="P1" draw:layer="layout" svg:x1="12.593cm" svg:y1="9.979cm" svg:x2="13.101cm" svg:y2="9.471cm">
              <text:p/>
            </draw:line>
          </draw:g>
          <draw:g>
            <draw:line draw:style-name="gr33" draw:text-style-name="P1" draw:layer="layout" svg:x1="13.355cm" svg:y1="9.471cm" svg:x2="14.625cm" svg:y2="9.471cm">
              <text:p/>
            </draw:line>
            <draw:line draw:style-name="gr33" draw:text-style-name="P1" draw:layer="layout" svg:x1="12.847cm" svg:y1="8.963cm" svg:x2="13.355cm" svg:y2="9.471cm">
              <text:p/>
            </draw:line>
            <draw:line draw:style-name="gr33" draw:text-style-name="P1" draw:layer="layout" svg:x1="12.847cm" svg:y1="9.979cm" svg:x2="13.355cm" svg:y2="9.471cm">
              <text:p/>
            </draw:line>
          </draw:g>
        </draw:g>
        <draw:g>
          <draw:g>
            <draw:line draw:style-name="gr33" draw:text-style-name="P1" draw:layer="layout" svg:x1="11.831cm" svg:y1="10.741cm" svg:x2="13.101cm" svg:y2="10.741cm">
              <text:p/>
            </draw:line>
            <draw:line draw:style-name="gr33" draw:text-style-name="P1" draw:layer="layout" svg:x1="12.593cm" svg:y1="10.233cm" svg:x2="13.101cm" svg:y2="10.741cm">
              <text:p/>
            </draw:line>
            <draw:line draw:style-name="gr33" draw:text-style-name="P1" draw:layer="layout" svg:x1="12.593cm" svg:y1="11.249cm" svg:x2="13.101cm" svg:y2="10.741cm">
              <text:p/>
            </draw:line>
          </draw:g>
          <draw:g>
            <draw:line draw:style-name="gr33" draw:text-style-name="P1" draw:layer="layout" svg:x1="13.355cm" svg:y1="10.741cm" svg:x2="14.625cm" svg:y2="10.741cm">
              <text:p/>
            </draw:line>
            <draw:line draw:style-name="gr33" draw:text-style-name="P1" draw:layer="layout" svg:x1="12.847cm" svg:y1="10.233cm" svg:x2="13.355cm" svg:y2="10.741cm">
              <text:p/>
            </draw:line>
            <draw:line draw:style-name="gr33" draw:text-style-name="P1" draw:layer="layout" svg:x1="12.847cm" svg:y1="11.249cm" svg:x2="13.355cm" svg:y2="10.741cm">
              <text:p/>
            </draw:line>
          </draw:g>
        </draw:g>
        <draw:g>
          <draw:g>
            <draw:line draw:style-name="gr33" draw:text-style-name="P1" draw:layer="layout" svg:x1="11.831cm" svg:y1="12.011cm" svg:x2="13.101cm" svg:y2="12.011cm">
              <text:p/>
            </draw:line>
            <draw:line draw:style-name="gr33" draw:text-style-name="P1" draw:layer="layout" svg:x1="12.593cm" svg:y1="11.503cm" svg:x2="13.101cm" svg:y2="12.011cm">
              <text:p/>
            </draw:line>
            <draw:line draw:style-name="gr33" draw:text-style-name="P1" draw:layer="layout" svg:x1="12.593cm" svg:y1="12.519cm" svg:x2="13.101cm" svg:y2="12.011cm">
              <text:p/>
            </draw:line>
          </draw:g>
          <draw:g>
            <draw:line draw:style-name="gr33" draw:text-style-name="P1" draw:layer="layout" svg:x1="13.355cm" svg:y1="12.011cm" svg:x2="14.625cm" svg:y2="12.011cm">
              <text:p/>
            </draw:line>
            <draw:line draw:style-name="gr33" draw:text-style-name="P1" draw:layer="layout" svg:x1="12.847cm" svg:y1="11.503cm" svg:x2="13.355cm" svg:y2="12.011cm">
              <text:p/>
            </draw:line>
            <draw:line draw:style-name="gr33" draw:text-style-name="P1" draw:layer="layout" svg:x1="12.847cm" svg:y1="12.519cm" svg:x2="13.355cm" svg:y2="12.011cm">
              <text:p/>
            </draw:line>
          </draw:g>
        </draw:g>
        <draw:g>
          <draw:g>
            <draw:line draw:style-name="gr33" draw:text-style-name="P1" draw:layer="layout" svg:x1="11.831cm" svg:y1="13.281cm" svg:x2="13.101cm" svg:y2="13.281cm">
              <text:p/>
            </draw:line>
            <draw:line draw:style-name="gr33" draw:text-style-name="P1" draw:layer="layout" svg:x1="12.593cm" svg:y1="12.773cm" svg:x2="13.101cm" svg:y2="13.281cm">
              <text:p/>
            </draw:line>
            <draw:line draw:style-name="gr33" draw:text-style-name="P1" draw:layer="layout" svg:x1="12.593cm" svg:y1="13.789cm" svg:x2="13.101cm" svg:y2="13.281cm">
              <text:p/>
            </draw:line>
          </draw:g>
          <draw:g>
            <draw:line draw:style-name="gr33" draw:text-style-name="P1" draw:layer="layout" svg:x1="13.355cm" svg:y1="13.281cm" svg:x2="14.625cm" svg:y2="13.281cm">
              <text:p/>
            </draw:line>
            <draw:line draw:style-name="gr33" draw:text-style-name="P1" draw:layer="layout" svg:x1="12.847cm" svg:y1="12.773cm" svg:x2="13.355cm" svg:y2="13.281cm">
              <text:p/>
            </draw:line>
            <draw:line draw:style-name="gr33" draw:text-style-name="P1" draw:layer="layout" svg:x1="12.847cm" svg:y1="13.789cm" svg:x2="13.355cm" svg:y2="13.281cm">
              <text:p/>
            </draw:line>
          </draw:g>
        </draw:g>
        <draw:g>
          <draw:g>
            <draw:line draw:style-name="gr33" draw:text-style-name="P1" draw:layer="layout" svg:x1="11.831cm" svg:y1="16.651cm" svg:x2="13.101cm" svg:y2="16.651cm">
              <text:p/>
            </draw:line>
            <draw:line draw:style-name="gr33" draw:text-style-name="P1" draw:layer="layout" svg:x1="12.593cm" svg:y1="16.143cm" svg:x2="13.101cm" svg:y2="16.651cm">
              <text:p/>
            </draw:line>
            <draw:line draw:style-name="gr33" draw:text-style-name="P1" draw:layer="layout" svg:x1="12.593cm" svg:y1="17.159cm" svg:x2="13.101cm" svg:y2="16.651cm">
              <text:p/>
            </draw:line>
          </draw:g>
          <draw:g>
            <draw:line draw:style-name="gr33" draw:text-style-name="P1" draw:layer="layout" svg:x1="13.355cm" svg:y1="16.651cm" svg:x2="14.625cm" svg:y2="16.651cm">
              <text:p/>
            </draw:line>
            <draw:line draw:style-name="gr33" draw:text-style-name="P1" draw:layer="layout" svg:x1="12.847cm" svg:y1="16.143cm" svg:x2="13.355cm" svg:y2="16.651cm">
              <text:p/>
            </draw:line>
            <draw:line draw:style-name="gr33" draw:text-style-name="P1" draw:layer="layout" svg:x1="12.847cm" svg:y1="17.159cm" svg:x2="13.355cm" svg:y2="16.651cm">
              <text:p/>
            </draw:line>
          </draw:g>
        </draw:g>
        <draw:g>
          <draw:g>
            <draw:line draw:style-name="gr33" draw:text-style-name="P1" draw:layer="layout" svg:x1="11.831cm" svg:y1="17.921cm" svg:x2="13.101cm" svg:y2="17.921cm">
              <text:p/>
            </draw:line>
            <draw:line draw:style-name="gr33" draw:text-style-name="P1" draw:layer="layout" svg:x1="12.593cm" svg:y1="17.413cm" svg:x2="13.101cm" svg:y2="17.921cm">
              <text:p/>
            </draw:line>
            <draw:line draw:style-name="gr33" draw:text-style-name="P1" draw:layer="layout" svg:x1="12.593cm" svg:y1="18.429cm" svg:x2="13.101cm" svg:y2="17.921cm">
              <text:p/>
            </draw:line>
          </draw:g>
          <draw:g>
            <draw:line draw:style-name="gr33" draw:text-style-name="P1" draw:layer="layout" svg:x1="13.355cm" svg:y1="17.921cm" svg:x2="14.625cm" svg:y2="17.921cm">
              <text:p/>
            </draw:line>
            <draw:line draw:style-name="gr33" draw:text-style-name="P1" draw:layer="layout" svg:x1="12.847cm" svg:y1="17.413cm" svg:x2="13.355cm" svg:y2="17.921cm">
              <text:p/>
            </draw:line>
            <draw:line draw:style-name="gr33" draw:text-style-name="P1" draw:layer="layout" svg:x1="12.847cm" svg:y1="18.429cm" svg:x2="13.355cm" svg:y2="17.921cm">
              <text:p/>
            </draw:line>
          </draw:g>
        </draw:g>
        <draw:g>
          <draw:g>
            <draw:line draw:style-name="gr33" draw:text-style-name="P1" draw:layer="layout" svg:x1="11.831cm" svg:y1="19.191cm" svg:x2="13.101cm" svg:y2="19.191cm">
              <text:p/>
            </draw:line>
            <draw:line draw:style-name="gr33" draw:text-style-name="P1" draw:layer="layout" svg:x1="12.593cm" svg:y1="18.683cm" svg:x2="13.101cm" svg:y2="19.191cm">
              <text:p/>
            </draw:line>
            <draw:line draw:style-name="gr33" draw:text-style-name="P1" draw:layer="layout" svg:x1="12.593cm" svg:y1="19.699cm" svg:x2="13.101cm" svg:y2="19.191cm">
              <text:p/>
            </draw:line>
          </draw:g>
          <draw:g>
            <draw:line draw:style-name="gr33" draw:text-style-name="P1" draw:layer="layout" svg:x1="13.355cm" svg:y1="19.191cm" svg:x2="14.625cm" svg:y2="19.191cm">
              <text:p/>
            </draw:line>
            <draw:line draw:style-name="gr33" draw:text-style-name="P1" draw:layer="layout" svg:x1="12.847cm" svg:y1="18.683cm" svg:x2="13.355cm" svg:y2="19.191cm">
              <text:p/>
            </draw:line>
            <draw:line draw:style-name="gr33" draw:text-style-name="P1" draw:layer="layout" svg:x1="12.847cm" svg:y1="19.699cm" svg:x2="13.355cm" svg:y2="19.191cm">
              <text:p/>
            </draw:line>
          </draw:g>
        </draw:g>
        <draw:g>
          <draw:g>
            <draw:line draw:style-name="gr33" draw:text-style-name="P1" draw:layer="layout" svg:x1="11.831cm" svg:y1="20.461cm" svg:x2="13.101cm" svg:y2="20.461cm">
              <text:p/>
            </draw:line>
            <draw:line draw:style-name="gr33" draw:text-style-name="P1" draw:layer="layout" svg:x1="12.593cm" svg:y1="19.953cm" svg:x2="13.101cm" svg:y2="20.461cm">
              <text:p/>
            </draw:line>
            <draw:line draw:style-name="gr33" draw:text-style-name="P1" draw:layer="layout" svg:x1="12.593cm" svg:y1="20.969cm" svg:x2="13.101cm" svg:y2="20.461cm">
              <text:p/>
            </draw:line>
          </draw:g>
          <draw:g>
            <draw:line draw:style-name="gr33" draw:text-style-name="P1" draw:layer="layout" svg:x1="13.355cm" svg:y1="20.461cm" svg:x2="14.625cm" svg:y2="20.461cm">
              <text:p/>
            </draw:line>
            <draw:line draw:style-name="gr33" draw:text-style-name="P1" draw:layer="layout" svg:x1="12.847cm" svg:y1="19.953cm" svg:x2="13.355cm" svg:y2="20.461cm">
              <text:p/>
            </draw:line>
            <draw:line draw:style-name="gr33" draw:text-style-name="P1" draw:layer="layout" svg:x1="12.847cm" svg:y1="20.969cm" svg:x2="13.355cm" svg:y2="20.461cm">
              <text:p/>
            </draw:line>
          </draw:g>
        </draw:g>
        <draw:g>
          <draw:g>
            <draw:line draw:style-name="gr33" draw:text-style-name="P1" draw:layer="layout" svg:x1="11.831cm" svg:y1="21.731cm" svg:x2="13.101cm" svg:y2="21.731cm">
              <text:p/>
            </draw:line>
            <draw:line draw:style-name="gr33" draw:text-style-name="P1" draw:layer="layout" svg:x1="12.593cm" svg:y1="21.223cm" svg:x2="13.101cm" svg:y2="21.731cm">
              <text:p/>
            </draw:line>
            <draw:line draw:style-name="gr33" draw:text-style-name="P1" draw:layer="layout" svg:x1="12.593cm" svg:y1="22.239cm" svg:x2="13.101cm" svg:y2="21.731cm">
              <text:p/>
            </draw:line>
          </draw:g>
          <draw:g>
            <draw:line draw:style-name="gr33" draw:text-style-name="P1" draw:layer="layout" svg:x1="13.355cm" svg:y1="21.731cm" svg:x2="14.625cm" svg:y2="21.731cm">
              <text:p/>
            </draw:line>
            <draw:line draw:style-name="gr33" draw:text-style-name="P1" draw:layer="layout" svg:x1="12.847cm" svg:y1="21.223cm" svg:x2="13.355cm" svg:y2="21.731cm">
              <text:p/>
            </draw:line>
            <draw:line draw:style-name="gr33" draw:text-style-name="P1" draw:layer="layout" svg:x1="12.847cm" svg:y1="22.239cm" svg:x2="13.355cm" svg:y2="21.731cm">
              <text:p/>
            </draw:line>
          </draw:g>
        </draw:g>
        <draw:g>
          <draw:g>
            <draw:line draw:style-name="gr33" draw:text-style-name="P1" draw:layer="layout" svg:x1="11.831cm" svg:y1="23.001cm" svg:x2="13.101cm" svg:y2="23.001cm">
              <text:p/>
            </draw:line>
            <draw:line draw:style-name="gr33" draw:text-style-name="P1" draw:layer="layout" svg:x1="12.593cm" svg:y1="22.493cm" svg:x2="13.101cm" svg:y2="23.001cm">
              <text:p/>
            </draw:line>
            <draw:line draw:style-name="gr33" draw:text-style-name="P1" draw:layer="layout" svg:x1="12.593cm" svg:y1="23.509cm" svg:x2="13.101cm" svg:y2="23.001cm">
              <text:p/>
            </draw:line>
          </draw:g>
          <draw:g>
            <draw:line draw:style-name="gr33" draw:text-style-name="P1" draw:layer="layout" svg:x1="13.355cm" svg:y1="23.001cm" svg:x2="14.625cm" svg:y2="23.001cm">
              <text:p/>
            </draw:line>
            <draw:line draw:style-name="gr33" draw:text-style-name="P1" draw:layer="layout" svg:x1="12.847cm" svg:y1="22.493cm" svg:x2="13.355cm" svg:y2="23.001cm">
              <text:p/>
            </draw:line>
            <draw:line draw:style-name="gr33" draw:text-style-name="P1" draw:layer="layout" svg:x1="12.847cm" svg:y1="23.509cm" svg:x2="13.355cm" svg:y2="23.001cm">
              <text:p/>
            </draw:line>
          </draw:g>
        </draw:g>
        <draw:g>
          <draw:g>
            <draw:line draw:style-name="gr33" draw:text-style-name="P1" draw:layer="layout" svg:x1="11.831cm" svg:y1="24.271cm" svg:x2="13.101cm" svg:y2="24.271cm">
              <text:p/>
            </draw:line>
            <draw:line draw:style-name="gr33" draw:text-style-name="P1" draw:layer="layout" svg:x1="12.593cm" svg:y1="23.763cm" svg:x2="13.101cm" svg:y2="24.271cm">
              <text:p/>
            </draw:line>
            <draw:line draw:style-name="gr33" draw:text-style-name="P1" draw:layer="layout" svg:x1="12.593cm" svg:y1="24.779cm" svg:x2="13.101cm" svg:y2="24.271cm">
              <text:p/>
            </draw:line>
          </draw:g>
          <draw:g>
            <draw:line draw:style-name="gr33" draw:text-style-name="P1" draw:layer="layout" svg:x1="13.355cm" svg:y1="24.271cm" svg:x2="14.625cm" svg:y2="24.271cm">
              <text:p/>
            </draw:line>
            <draw:line draw:style-name="gr33" draw:text-style-name="P1" draw:layer="layout" svg:x1="12.847cm" svg:y1="23.763cm" svg:x2="13.355cm" svg:y2="24.271cm">
              <text:p/>
            </draw:line>
            <draw:line draw:style-name="gr33" draw:text-style-name="P1" draw:layer="layout" svg:x1="12.847cm" svg:y1="24.779cm" svg:x2="13.355cm" svg:y2="24.271cm">
              <text:p/>
            </draw:line>
          </draw:g>
        </draw:g>
        <draw:frame draw:style-name="gr34" draw:layer="layout" svg:width="1.606cm" svg:height="0.699cm" svg:x="14.816cm" svg:y="4.135cm">
          <draw:text-box>
            <text:p>Starter</text:p>
          </draw:text-box>
        </draw:frame>
        <draw:frame draw:style-name="gr34" draw:layer="layout" svg:width="2.652cm" svg:height="0.699cm" svg:x="14.816cm" svg:y="5.405cm">
          <draw:text-box>
            <text:p>Landing Light</text:p>
          </draw:text-box>
        </draw:frame>
        <draw:frame draw:style-name="gr34" draw:layer="layout" svg:width="2.029cm" svg:height="0.699cm" svg:x="14.816cm" svg:y="6.675cm">
          <draw:text-box>
            <text:p>Taxi Light</text:p>
          </draw:text-box>
        </draw:frame>
        <draw:frame draw:style-name="gr34" draw:layer="layout" svg:width="3.714cm" svg:height="0.699cm" svg:x="14.816cm" svg:y="7.945cm">
          <draw:text-box>
            <text:p>Nav Lights / Strobes</text:p>
          </draw:text-box>
        </draw:frame>
        <draw:frame draw:style-name="gr34" draw:layer="layout" svg:width="1.255cm" svg:height="0.699cm" svg:x="14.816cm" svg:y="9.215cm">
          <draw:text-box>
            <text:p>TBD</text:p>
          </draw:text-box>
        </draw:frame>
        <draw:frame draw:style-name="gr34" draw:layer="layout" svg:width="1.255cm" svg:height="0.699cm" svg:x="14.816cm" svg:y="10.485cm">
          <draw:text-box>
            <text:p>TBD</text:p>
          </draw:text-box>
        </draw:frame>
        <draw:frame draw:style-name="gr34" draw:layer="layout" svg:width="1.255cm" svg:height="0.699cm" svg:x="14.816cm" svg:y="11.755cm">
          <draw:text-box>
            <text:p>TBD</text:p>
          </draw:text-box>
        </draw:frame>
        <draw:frame draw:style-name="gr34" draw:layer="layout" svg:width="3.105cm" svg:height="0.699cm" svg:x="14.816cm" svg:y="13.025cm">
          <draw:text-box>
            <text:p>Autopilot Servos</text:p>
          </draw:text-box>
        </draw:frame>
        <draw:frame draw:style-name="gr34" draw:layer="layout" svg:width="1.331cm" svg:height="0.699cm" svg:x="14.816cm" svg:y="16.295cm">
          <draw:text-box>
            <text:p>EFIS</text:p>
          </draw:text-box>
        </draw:frame>
        <draw:frame draw:style-name="gr34" draw:layer="layout" svg:width="2.813cm" svg:height="0.699cm" svg:x="14.816cm" svg:y="17.565cm">
          <draw:text-box>
            <text:p>Magnetometer</text:p>
          </draw:text-box>
        </draw:frame>
        <draw:frame draw:style-name="gr34" draw:layer="layout" svg:width="1.526cm" svg:height="0.699cm" svg:x="14.816cm" svg:y="18.835cm">
          <draw:text-box>
            <text:p>AHRS</text:p>
          </draw:text-box>
        </draw:frame>
        <draw:frame draw:style-name="gr34" draw:layer="layout" svg:width="1.877cm" svg:height="0.699cm" svg:x="14.816cm" svg:y="20.105cm">
          <draw:text-box>
            <text:p>Comm 1</text:p>
          </draw:text-box>
        </draw:frame>
        <draw:frame draw:style-name="gr34" draw:layer="layout" svg:width="2.478cm" svg:height="0.699cm" svg:x="14.816cm" svg:y="21.375cm">
          <draw:text-box>
            <text:p>Panel Lights</text:p>
          </draw:text-box>
        </draw:frame>
        <draw:frame draw:style-name="gr34" draw:layer="layout" svg:width="2.529cm" svg:height="0.699cm" svg:x="14.816cm" svg:y="22.645cm">
          <draw:text-box>
            <text:p>Transponder</text:p>
          </draw:text-box>
        </draw:frame>
        <draw:frame draw:style-name="gr34" draw:layer="layout" svg:width="1.919cm" svg:height="0.699cm" svg:x="14.816cm" svg:y="23.915cm">
          <draw:text-box>
            <text:p>Intercom</text:p>
          </draw:text-box>
        </draw:frame>
        <draw:frame draw:style-name="gr35" draw:layer="layout" svg:width="0.552cm" svg:height="1.245cm" svg:x="24.837cm" svg:y="16.404cm">
          <draw:text-box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draw:textarea-vertical-align="middle" draw:auto-grow-height="false"/>
      <style:paragraph-properties fo:text-align="center"/>
      <style:text-properties fo:font-size="18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7cm" fo:margin-bottom="1.27cm" fo:margin-left="1.27cm" fo:margin-right="1.27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solid" svg:stroke-width="0.051cm" svg:stroke-color="#000000" draw:marker-start-width="0.355cm" draw:marker-end-width="0.355cm" draw:fill="none" draw:textarea-horizontal-align="justify" draw:textarea-vertical-align="middle" draw:auto-grow-height="false" fo:padding-top="0.15cm" fo:padding-bottom="0.15cm" fo:padding-left="0.275cm" fo:padding-right="0.275cm" style:protect="position size"/>
    </style:style>
    <style:style style:name="Mgr2" style:family="graphic" style:parent-style-name="title">
      <style:graphic-properties fo:min-height="2.036cm"/>
    </style:style>
    <style:style style:name="Mgr3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Mgr4" style:family="graphic" style:parent-style-name="standard">
      <style:graphic-properties svg:stroke-width="0.051cm" svg:stroke-color="#000000" draw:fill="none" draw:textarea-horizontal-align="justify" draw:textarea-vertical-align="middle" draw:auto-grow-height="false" fo:padding-top="0.15cm" fo:padding-bottom="0.15cm" fo:padding-left="0.275cm" fo:padding-right="0.275cm" style:protect="size"/>
    </style:style>
    <style:style style:name="Mgr5" style:family="graphic" style:parent-style-name="standard">
      <style:graphic-properties draw:stroke="none" svg:stroke-width="0.051cm" svg:stroke-color="#000000" draw:fill="none" draw:fill-color="#ffffff" fo:min-height="0.225cm" fo:padding-top="0.15cm" fo:padding-bottom="0.15cm" fo:padding-left="0.275cm" fo:padding-right="0.275cm"/>
    </style:style>
    <style:style style:name="Mgr6" style:family="graphic" style:parent-style-name="standard">
      <style:graphic-properties draw:stroke="none" svg:stroke-width="0.051cm" svg:stroke-color="#000000" draw:fill="none" draw:fill-color="#ffffff" fo:min-height="0.635cm" fo:padding-top="0.15cm" fo:padding-bottom="0.15cm" fo:padding-left="0.275cm" fo:padding-right="0.275cm"/>
    </style:style>
    <style:style style:name="MP1" style:family="paragraph">
      <style:paragraph-properties fo:text-align="cente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custom-shape draw:style-name="Mgr1" draw:text-style-name="MP1" draw:layer="backgroundobjects" svg:width="40.64cm" svg:height="25.4cm" svg:x="1.27cm" svg:y="1.27cm">
        <text:p/>
        <draw:enhanced-geometry svg:viewBox="0 0 21600 21600" draw:type="rectangle" draw:enhanced-path="M 0 0 L 21600 0 21600 21600 0 21600 0 0 Z N"/>
      </draw:custom-shape>
      <draw:frame draw:style-name="Mgr2" draw:layer="backgroundobjects" svg:width="7.62cm" svg:height="2.54cm" svg:x="26.67cm" svg:y="24.13cm">
        <draw:text-box>
          <text:p>Overview / Power Distribution</text:p>
        </draw:text-box>
      </draw:frame>
      <draw:custom-shape draw:style-name="Mgr3" draw:text-style-name="MP1" draw:layer="backgroundobjects" svg:width="15.24cm" svg:height="2.54cm" svg:x="26.67cm" svg:y="24.13cm">
        <text:p/>
        <draw:enhanced-geometry svg:viewBox="0 0 21600 21600" draw:type="rectangle" draw:enhanced-path="M 0 0 L 21600 0 21600 21600 0 21600 0 0 Z N"/>
      </draw:custom-shape>
      <draw:g>
        <draw:custom-shape draw:style-name="Mgr4" draw:text-style-name="MP1" draw:layer="backgroundobjects" svg:width="3.81cm" svg:height="0.635cm" svg:x="34.29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4.29cm" svg:y="26.03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13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4.765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5.4cm">
          <text:p/>
          <draw:enhanced-geometry svg:viewBox="0 0 21600 21600" draw:type="rectangle" draw:enhanced-path="M 0 0 L 21600 0 21600 21600 0 21600 0 0 Z N"/>
        </draw:custom-shape>
        <draw:custom-shape draw:style-name="Mgr4" draw:text-style-name="MP1" draw:layer="backgroundobjects" svg:width="3.81cm" svg:height="0.635cm" svg:x="38.1cm" svg:y="26.035cm">
          <text:p/>
          <draw:enhanced-geometry svg:viewBox="0 0 21600 21600" draw:type="rectangle" draw:enhanced-path="M 0 0 L 21600 0 21600 21600 0 21600 0 0 Z N"/>
        </draw:custom-shape>
      </draw:g>
      <draw:frame draw:style-name="Mgr5" draw:layer="backgroundobjects" svg:width="3.81cm" svg:height="0.699cm" svg:x="34.29cm" svg:y="24.113cm">
        <draw:text-box>
          <text:p>Drawing #</text:p>
        </draw:text-box>
      </draw:frame>
      <draw:frame draw:style-name="Mgr5" draw:layer="backgroundobjects" svg:width="3.81cm" svg:height="0.699cm" svg:x="34.29cm" svg:y="24.765cm">
        <draw:text-box>
          <text:p>Modified</text:p>
        </draw:text-box>
      </draw:frame>
      <draw:frame draw:style-name="Mgr5" draw:layer="backgroundobjects" svg:width="3.81cm" svg:height="0.699cm" svg:x="34.29cm" svg:y="26.035cm">
        <draw:text-box>
          <text:p>Drawn By</text:p>
        </draw:text-box>
      </draw:frame>
      <draw:frame draw:style-name="Mgr5" draw:layer="backgroundobjects" svg:width="3.81cm" svg:height="0.699cm" svg:x="34.29cm" svg:y="25.4cm">
        <draw:text-box>
          <text:p>Created</text:p>
        </draw:text-box>
      </draw:frame>
      <draw:frame draw:style-name="Mgr6" draw:layer="backgroundobjects" svg:width="3.81cm" svg:height="0.935cm" svg:x="38.1cm" svg:y="26.035cm">
        <draw:text-box>
          <text:p>Art Zemon</text:p>
        </draw:text-box>
      </draw:frame>
      <draw:frame draw:style-name="Mgr6" draw:layer="backgroundobjects" svg:width="3.81cm" svg:height="0.935cm" svg:x="38.1cm" svg:y="25.4cm">
        <draw:text-box>
          <text:p><text:date style:data-style-name="D4" text:date-value="2016-07-24" text:fixed="true">07/24/2016</text:date></text:p>
        </draw:text-box>
      </draw:frame>
      <draw:frame draw:style-name="Mgr6" draw:layer="backgroundobjects" svg:width="3.81cm" svg:height="0.935cm" svg:x="38.1cm" svg:y="24.765cm">
        <draw:text-box>
          <text:p><text:date style:data-style-name="D4" text:date-value="2016-07-24">07/24/2016</text:date></text:p>
        </draw:text-box>
      </draw:frame>
      <draw:frame draw:style-name="Mgr6" draw:layer="backgroundobjects" svg:width="3.81cm" svg:height="0.935cm" svg:x="38.1cm" svg:y="24.13cm">
        <draw:text-box>
          <text:p>OVER-01</text:p>
        </draw:text-box>
      </draw:frame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 Zemon</meta:initial-creator>
    <meta:creation-date>2016-07-24T17:03:41.936731635</meta:creation-date>
    <dc:date>2016-07-24T18:31:43.418089716</dc:date>
    <dc:creator>Art Zemon</dc:creator>
    <meta:editing-duration>PT1H19M32S</meta:editing-duration>
    <meta:editing-cycles>22</meta:editing-cycles>
    <meta:generator>LibreOffice/4.2.8.2$Linux_X86_64 LibreOffice_project/420m0$Build-2</meta:generator>
    <meta:document-statistic meta:object-count="263"/>
  </office:meta>
</office:document-meta>
</file>